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6.933cm" table:align="margins"/>
    </style:style>
    <style:style style:name="Table2.A" style:family="table-column">
      <style:table-column-properties style:column-width="5.644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847cm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1640" officeooo:paragraph-rsid="000416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41640" officeooo:paragraph-rsid="0004164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1640" officeooo:paragraph-rsid="0005d4c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d4c6" officeooo:paragraph-rsid="0005d4c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7cb0d" officeooo:paragraph-rsid="0007cb0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41640" officeooo:paragraph-rsid="0004164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1640" officeooo:paragraph-rsid="0005d4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1640" officeooo:paragraph-rsid="000c8be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d4c6" officeooo:paragraph-rsid="0005d4c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b0d" officeooo:paragraph-rsid="0007cb0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041640" officeooo:paragraph-rsid="00041640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normal" officeooo:rsid="00041640" officeooo:paragraph-rsid="00041640" style:font-size-asian="26pt" style:font-weight-asian="normal" style:font-size-complex="2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erif" fo:font-size="13.5pt" officeooo:paragraph-rsid="000c8be2"/>
    </style:style>
    <style:style style:name="P14" style:family="paragraph" style:parent-style-name="Standard">
      <style:text-properties style:font-name="serif" fo:font-size="13.5pt" officeooo:paragraph-rsid="000c8be2"/>
    </style:style>
    <style:style style:name="P15" style:family="paragraph" style:parent-style-name="Standard">
      <style:text-properties officeooo:paragraph-rsid="00041640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paragraph-rsid="000c8be2" style:font-size-asian="14pt" style:font-size-complex="14pt"/>
    </style:style>
    <style:style style:name="P18" style:family="paragraph" style:parent-style-name="Standard">
      <style:text-properties style:font-name="Liberation Serif" fo:font-size="14pt" officeooo:paragraph-rsid="000cee55" style:font-size-asian="14pt" style:font-size-complex="14pt"/>
    </style:style>
    <style:style style:name="P19" style:family="paragraph" style:parent-style-name="Standard">
      <style:text-properties style:font-name="Liberation Serif" fo:font-size="14pt" officeooo:paragraph-rsid="000ec11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officeooo:paragraph-rsid="000fa924" style:font-size-asian="14pt" style:font-size-complex="14pt"/>
    </style:style>
    <style:style style:name="P21" style:family="paragraph" style:parent-style-name="Standard">
      <style:text-properties style:font-name="Liberation Serif" fo:font-size="14pt" officeooo:paragraph-rsid="000fa924" style:font-size-asian="14pt" style:font-size-complex="14pt"/>
    </style:style>
    <style:style style:name="P22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1640" officeooo:paragraph-rsid="000c8be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41640" officeooo:paragraph-rsid="000fa92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0bb60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Liberation Serif" fo:font-size="14pt" fo:font-weight="normal" officeooo:paragraph-rsid="0010bb60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fo:font-weight="normal" officeooo:rsid="0010bb60" officeooo:paragraph-rsid="0010bb60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style:text-underline-style="solid" style:text-underline-width="auto" style:text-underline-color="font-color" officeooo:paragraph-rsid="000c8be2" style:font-size-asian="14pt" style:font-size-complex="14pt"/>
    </style:style>
    <style:style style:name="P29" style:family="paragraph" style:parent-style-name="Standard">
      <style:text-properties style:font-name="Liberation Serif" fo:font-size="14pt" style:text-underline-style="solid" style:text-underline-width="auto" style:text-underline-color="font-color" officeooo:paragraph-rsid="000cee55" style:font-size-asian="14pt" style:font-size-complex="14pt"/>
    </style:style>
    <style:style style:name="P30" style:family="paragraph" style:parent-style-name="Standard">
      <style:text-properties style:font-name="Liberation Serif" fo:font-size="14pt" style:text-underline-style="solid" style:text-underline-width="auto" style:text-underline-color="font-color" officeooo:paragraph-rsid="000ec11b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officeooo:paragraph-rsid="000c8be2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paragraph-rsid="0010bb60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Liberation Serif" fo:font-size="11pt" officeooo:paragraph-rsid="000c8be2" style:font-size-asian="11pt" style:font-size-complex="11pt"/>
    </style:style>
    <style:style style:name="P34" style:family="paragraph" style:parent-style-name="Table_20_Contents">
      <style:text-properties officeooo:rsid="0009ddd8" officeooo:paragraph-rsid="0009ddd8"/>
    </style:style>
    <style:style style:name="P35" style:family="paragraph" style:parent-style-name="Table_20_Contents">
      <style:text-properties officeooo:rsid="0009ddd8" officeooo:paragraph-rsid="000b853c"/>
    </style:style>
    <style:style style:name="P36" style:family="paragraph" style:parent-style-name="Table_20_Contents">
      <style:text-properties officeooo:rsid="0009ddd8" officeooo:paragraph-rsid="000bcd3e"/>
    </style:style>
    <style:style style:name="P37" style:family="paragraph" style:parent-style-name="Table_20_Contents">
      <style:text-properties officeooo:rsid="000b853c" officeooo:paragraph-rsid="000b853c"/>
    </style:style>
    <style:style style:name="P38" style:family="paragraph" style:parent-style-name="Table_20_Contents">
      <style:text-properties officeooo:rsid="000bcd3e" officeooo:paragraph-rsid="000bcd3e"/>
    </style:style>
    <style:style style:name="P39" style:family="paragraph" style:parent-style-name="Table_20_Contents">
      <style:text-properties officeooo:rsid="000bcd3e" officeooo:paragraph-rsid="000c8be2"/>
    </style:style>
    <style:style style:name="P40" style:family="paragraph" style:parent-style-name="Table_20_Contents">
      <style:text-properties officeooo:rsid="000c8be2" officeooo:paragraph-rsid="000c8be2"/>
    </style:style>
    <style:style style:name="P41" style:family="paragraph" style:parent-style-name="Table_20_Contents">
      <style:text-properties fo:font-weight="bold" officeooo:rsid="0009ddd8" officeooo:paragraph-rsid="0009ddd8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09ddd8" officeooo:paragraph-rsid="0010bb60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09ddd8" officeooo:paragraph-rsid="00136845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Liberation Serif" fo:font-size="14pt" fo:font-weight="bold" officeooo:paragraph-rsid="000c8be2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041640" officeooo:paragraph-rsid="0010bb60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Liberation Serif" fo:font-size="14pt" style:text-underline-style="solid" style:text-underline-width="auto" style:text-underline-color="font-color" fo:font-weight="normal" officeooo:rsid="000bcd3e" officeooo:paragraph-rsid="00168136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" fo:font-size="14pt" style:text-underline-style="solid" style:text-underline-width="auto" style:text-underline-color="font-color" fo:font-weight="normal" officeooo:rsid="000bcd3e" officeooo:paragraph-rsid="0016997c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font-weight="normal" officeooo:rsid="0010bb60" officeooo:paragraph-rsid="0010bb60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fo:font-weight="normal" officeooo:paragraph-rsid="0010bb6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68136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6997c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Liberation Serif" fo:font-size="14pt" fo:font-weight="normal" officeooo:paragraph-rsid="00168136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Liberation Serif" fo:font-size="14pt" fo:font-weight="normal" officeooo:paragraph-rsid="0016997c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Liberation Serif" fo:font-size="14pt" style:text-underline-style="none" fo:font-weight="normal" officeooo:rsid="000bcd3e" officeooo:paragraph-rsid="0016997c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Liberation Serif" fo:font-size="14pt" officeooo:paragraph-rsid="000c8be2" fo:background-color="#ffff00" style:font-size-asian="14pt" style:font-size-complex="14pt"/>
    </style:style>
    <style:style style:name="P56" style:family="paragraph" style:parent-style-name="Standard">
      <style:text-properties style:font-name="Liberation Serif" fo:font-size="14pt" officeooo:paragraph-rsid="000cee55" fo:background-color="#ffff00" style:font-size-asian="14pt" style:font-size-complex="14pt"/>
    </style:style>
    <style:style style:name="P57" style:family="paragraph" style:parent-style-name="Standard">
      <style:text-properties style:font-name="Liberation Serif" fo:font-size="14pt" officeooo:rsid="0016d015" officeooo:paragraph-rsid="0016d015" fo:background-color="#ffff00" style:font-size-asian="14pt" style:font-size-complex="14pt"/>
    </style:style>
    <style:style style:name="P58" style:family="paragraph" style:parent-style-name="Standard">
      <style:text-properties style:font-name="Liberation Serif" fo:font-size="14pt" officeooo:paragraph-rsid="000c8be2" style:font-size-asian="14pt" style:font-size-complex="14pt"/>
    </style:style>
    <style:style style:name="P59" style:family="paragraph" style:parent-style-name="Standard">
      <style:text-properties style:font-name="Liberation Serif" fo:font-size="12pt" fo:font-weight="normal" officeooo:rsid="000bcd3e" officeooo:paragraph-rsid="0016813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8pt" fo:font-weight="bold" officeooo:rsid="00168136" officeooo:paragraph-rsid="00168136" style:font-size-asian="18pt" style:font-weight-asian="bold" style:font-size-complex="18pt" style:font-weight-complex="bold"/>
    </style:style>
    <style:style style:name="P61" style:family="paragraph" style:parent-style-name="Standard">
      <style:text-properties officeooo:paragraph-rsid="0016997c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41640" officeooo:paragraph-rsid="0005d4c6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09ddd8" officeooo:paragraph-rsid="00168136" style:font-size-asian="14pt" style:font-weight-asian="normal" style:font-size-complex="14pt" style:font-weight-complex="normal"/>
    </style:style>
    <style:style style:name="P64" style:family="paragraph" style:parent-style-name="Table_20_Contents">
      <style:text-properties style:font-name="Liberation Serif" fo:font-size="14pt" style:text-underline-style="solid" style:text-underline-width="auto" style:text-underline-color="font-color" fo:font-weight="normal" officeooo:rsid="000bcd3e" officeooo:paragraph-rsid="00168136" style:font-size-asian="14pt" style:font-weight-asian="normal" style:font-size-complex="14pt" style:font-weight-complex="normal"/>
    </style:style>
    <style:style style:name="P65" style:family="paragraph" style:parent-style-name="Table_20_Contents">
      <style:text-properties style:font-name="Liberation Serif" fo:font-size="14pt" style:text-underline-style="solid" style:text-underline-width="auto" style:text-underline-color="font-color" fo:font-weight="normal" officeooo:rsid="000bcd3e" officeooo:paragraph-rsid="0016997c" style:font-size-asian="14pt" style:font-weight-asian="normal" style:font-size-complex="14pt" style:font-weight-complex="normal"/>
    </style:style>
    <style:style style:name="P66" style:family="paragraph" style:parent-style-name="Table_20_Contents">
      <style:text-properties officeooo:rsid="0009ddd8" officeooo:paragraph-rsid="000bcd3e"/>
    </style:style>
    <style:style style:name="P67" style:family="paragraph" style:parent-style-name="Table_20_Contents">
      <style:text-properties officeooo:rsid="000bcd3e" officeooo:paragraph-rsid="00168136"/>
    </style:style>
    <style:style style:name="P68" style:family="paragraph" style:parent-style-name="Table_20_Contents">
      <style:text-properties officeooo:rsid="000c8be2" officeooo:paragraph-rsid="001699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c11b" style:font-weight-asian="bold" style:font-weight-complex="bold"/>
    </style:style>
    <style:style style:name="T3" style:family="text">
      <style:text-properties fo:font-weight="bold" officeooo:rsid="000fa924" style:font-weight-asian="bold" style:font-weight-complex="bold"/>
    </style:style>
    <style:style style:name="T4" style:family="text">
      <style:text-properties fo:font-weight="bold" officeooo:rsid="0010bb60" style:font-weight-asian="bold" style:font-weight-complex="bold"/>
    </style:style>
    <style:style style:name="T5" style:family="text">
      <style:text-properties fo:font-weight="bold" officeooo:rsid="00168136" style:font-weight-asian="bold" style:font-weight-complex="bold"/>
    </style:style>
    <style:style style:name="T6" style:family="text">
      <style:text-properties fo:font-weight="bold" officeooo:rsid="0016997c" style:font-weight-asian="bold" style:font-weight-complex="bold"/>
    </style:style>
    <style:style style:name="T7" style:family="text">
      <style:text-properties officeooo:rsid="0005d4c6"/>
    </style:style>
    <style:style style:name="T8" style:family="text">
      <style:text-properties officeooo:rsid="000b853c"/>
    </style:style>
    <style:style style:name="T9" style:family="text">
      <style:text-properties officeooo:rsid="000bcd3e"/>
    </style:style>
    <style:style style:name="T10" style:family="text">
      <style:text-properties officeooo:rsid="000c8be2"/>
    </style:style>
    <style:style style:name="T11" style:family="text">
      <style:text-properties fo:font-weight="normal" officeooo:rsid="00041640" style:font-size-asian="12pt" style:font-weight-asian="normal" style:font-size-complex="12pt" style:font-weight-complex="normal"/>
    </style:style>
    <style:style style:name="T12" style:family="text">
      <style:text-properties fo:font-weight="normal" officeooo:rsid="00041640" style:font-weight-asian="normal" style:font-weight-complex="normal"/>
    </style:style>
    <style:style style:name="T1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0ec11b" style:font-weight-asian="bold" style:font-weight-complex="bold"/>
    </style:style>
    <style:style style:name="T17" style:family="text">
      <style:text-properties style:text-underline-style="none" fo:font-weight="normal" officeooo:rsid="000cee55" style:font-weight-asian="normal" style:font-weight-complex="normal"/>
    </style:style>
    <style:style style:name="T18" style:family="text">
      <style:text-properties style:text-underline-style="none" fo:font-weight="normal" officeooo:rsid="000ec11b" style:font-weight-asian="normal" style:font-weight-complex="normal"/>
    </style:style>
    <style:style style:name="T19" style:family="text">
      <style:text-properties officeooo:rsid="000cee55"/>
    </style:style>
    <style:style style:name="T20" style:family="text">
      <style:text-properties officeooo:rsid="000ec11b"/>
    </style:style>
    <style:style style:name="T21" style:family="text">
      <style:text-properties officeooo:rsid="000fa924"/>
    </style:style>
    <style:style style:name="T22" style:family="text">
      <style:text-properties officeooo:rsid="0010bb60"/>
    </style:style>
    <style:style style:name="T23" style:family="text">
      <style:text-properties officeooo:rsid="00136845"/>
    </style:style>
    <style:style style:name="T24" style:family="text">
      <style:text-properties officeooo:rsid="00168136"/>
    </style:style>
    <style:style style:name="T25" style:family="text">
      <style:text-properties officeooo:rsid="0016997c"/>
    </style:style>
    <style:style style:name="T2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ftware Requirement Specification</text:p>
      <text:p text:style-name="P11">(SRS)</text:p>
      <text:p text:style-name="P11"/>
      <text:p text:style-name="P11"/>
      <text:p text:style-name="P12">Personal Financial Management </text:p>
      <text:p text:style-name="P12">System - Vitt</text:p>
      <text:p text:style-name="P1"/>
      <text:p text:style-name="P2"/>
      <text:p text:style-name="P6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ble of Contents </text:p>
      <text:p text:style-name="P7">1. Introduction...................................................................................................................................1 1.1 Purpose........................................................................................................................................1 1.2 Scope...........................................................................................................................................1 1.3 <text:span text:style-name="T7">Definitions, a</text:span>cronyms an<text:span text:style-name="T7">d a</text:span>bbreviations....................................................................................1</text:p>
      <text:p text:style-name="P7">1.4 References...................................................................................................................................2</text:p>
      <text:p text:style-name="P7"/>
      <text:p text:style-name="P7">2. Overall description .......................................................................................................................4 2.1 Product perspective.....................................................................................................................4 2.2 Product functions........................................................................................................................4 2.3 User characteristics.....................................................................................................................5 2.4 Constraints...................................................................................................................................5 2.5 Assumptions and dependencies...................................................................................................5 2.6 Apportioning of requirements......................................................................................................6</text:p>
      <text:p text:style-name="P7"/>
      <text:p text:style-name="P7">3. Specific requirements.....................................................................................................................7 3.1.1 User interfaces...........................................................................................................................7 3.1.2 Hardware interfaces...................................................................................................................8 3.1.3 Software interfaces....................................................................................................................8 3.1.4 Communications interfaces.......................................................................................................9 3.2 Functional requirements................................................................................................................9 3.2.1 User Class 1 - The User..............................................................................................................9 3.2.2 User Class 2 - Restaurant Owner..............................................................................................14 3.2.3 User Class 3 – Administrator....................................................................................................18 3.3 Performance requirements...........................................................................................................21 3.4 Design constraints.......................................................................................................................23 3.5 Software system attributes...........................................................................................................23</text:p>
      <text:p text:style-name="P7"/>
      <text:p text:style-name="P7">4. Prioritization and Release Plan.....................................................................................................27 4.1 Choice of prioritization method..................................................................................................27</text:p>
      <text:p text:style-name="P7"/>
      <text:p text:style-name="P7">Appendix I: Selection for Cost-Value Approach..............................................................................29 Appendix II: Prioritization Result of 10 selected Requirements Using Cost-Value Approach........32</text:p>
      <text:p text:style-name="P7">Appendix III: Five-Way Priority Scheme.........................................................................................36 Appendix IV: Release Plan...............................................................................................................47 Appendix V: I-star.............................................................................................................................5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1">Class of Use Cases</text:p>
          </table:table-cell>
          <table:table-cell table:style-name="Table2.A1" office:value-type="string">
            <text:p text:style-name="P41">Use Cases</text:p>
          </table:table-cell>
          <table:table-cell table:style-name="Table2.C1" office:value-type="string">
            <text:p text:style-name="P41">Description of Use Cases</text:p>
          </table:table-cell>
        </table:table-row>
        <table:table-row>
          <table:table-cell table:style-name="Table2.A2" office:value-type="string">
            <text:p text:style-name="P34">Use case related to system Installation</text:p>
          </table:table-cell>
          <table:table-cell table:style-name="Table2.A2" office:value-type="string">
            <text:p text:style-name="P34">Installation</text:p>
          </table:table-cell>
          <table:table-cell table:style-name="Table2.C2" office:value-type="string">
            <text:p text:style-name="P34">Creates and initializes working files</text:p>
          </table:table-cell>
        </table:table-row>
        <table:table-row>
          <table:table-cell table:style-name="Table2.A2" table:number-rows-spanned="2" office:value-type="string">
            <text:p text:style-name="P34">Use case related to <text:span text:style-name="T8">Signup</text:span></text:p>
          </table:table-cell>
          <table:table-cell table:style-name="Table2.A2" table:number-rows-spanned="2" office:value-type="string">
            <text:p text:style-name="P37">Signup</text:p>
          </table:table-cell>
          <table:table-cell table:style-name="Table2.C2" office:value-type="string">
            <text:p text:style-name="P34"><text:span text:style-name="T8">Signup</text:span> to Vitt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37">Through Gmail, Facebook</text:p>
          </table:table-cell>
        </table:table-row>
        <table:table-row table:style-name="Table2.5">
          <table:table-cell table:style-name="Table2.A2" table:number-rows-spanned="2" office:value-type="string">
            <text:p text:style-name="P35">Use case related to system Aut<text:span text:style-name="T8">horization</text:span></text:p>
          </table:table-cell>
          <table:table-cell table:style-name="Table2.A2" office:value-type="string">
            <text:p text:style-name="P37">Login</text:p>
          </table:table-cell>
          <table:table-cell table:style-name="Table2.C2" office:value-type="string">
            <text:p text:style-name="P34"><text:span text:style-name="T8">Login into</text:span> <text:span text:style-name="T8">Vitt</text:span></text:p>
          </table:table-cell>
        </table:table-row>
        <table:table-row>
          <table:covered-table-cell/>
          <table:table-cell table:style-name="Table2.A2" office:value-type="string">
            <text:p text:style-name="P34">Password</text:p>
          </table:table-cell>
          <table:table-cell table:style-name="Table2.C2" office:value-type="string">
            <text:p text:style-name="P34">Change Vitt Password</text:p>
          </table:table-cell>
        </table:table-row>
        <table:table-row>
          <table:table-cell table:style-name="Table2.A2" table:number-rows-spanned="3" office:value-type="string">
            <text:p text:style-name="P34">Use case related to Portfolio</text:p>
          </table:table-cell>
          <table:table-cell table:style-name="Table2.A2" office:value-type="string">
            <text:p text:style-name="P34">Create Portfolio</text:p>
          </table:table-cell>
          <table:table-cell table:style-name="Table2.C2" office:value-type="string">
            <text:p text:style-name="P34">It creates a new Portfolio</text:p>
          </table:table-cell>
        </table:table-row>
        <table:table-row>
          <table:covered-table-cell/>
          <table:table-cell table:style-name="Table2.A2" office:value-type="string">
            <text:p text:style-name="P34">Rename Portfolio</text:p>
          </table:table-cell>
          <table:table-cell table:style-name="Table2.C2" office:value-type="string">
            <text:p text:style-name="P34">Renames an existing Portfolio</text:p>
          </table:table-cell>
        </table:table-row>
        <table:table-row>
          <table:covered-table-cell/>
          <table:table-cell table:style-name="Table2.A2" office:value-type="string">
            <text:p text:style-name="P34">Delete Portfolio</text:p>
          </table:table-cell>
          <table:table-cell table:style-name="Table2.C2" office:value-type="string">
            <text:p text:style-name="P34">Deletes an existing Portfolio</text:p>
          </table:table-cell>
        </table:table-row>
        <table:table-row>
          <table:table-cell table:style-name="Table2.A2" table:number-rows-spanned="3" office:value-type="string">
            <text:p text:style-name="P34">Use case related to <text:span text:style-name="T9">Transactions</text:span></text:p>
          </table:table-cell>
          <table:table-cell table:style-name="Table2.A2" office:value-type="string">
            <text:p text:style-name="P38">Add Transactions</text:p>
          </table:table-cell>
          <table:table-cell table:style-name="Table2.C2" office:value-type="string">
            <text:p text:style-name="P37"><text:span text:style-name="T9">Adds expenditures</text:span> </text:p>
          </table:table-cell>
        </table:table-row>
        <table:table-row>
          <table:covered-table-cell/>
          <table:table-cell table:style-name="Table2.A2" office:value-type="string">
            <text:p text:style-name="P38">Edit Transactions</text:p>
          </table:table-cell>
          <table:table-cell table:style-name="Table2.C2" office:value-type="string">
            <text:p text:style-name="P38">Edits existing expenditures</text:p>
          </table:table-cell>
        </table:table-row>
        <table:table-row>
          <table:covered-table-cell/>
          <table:table-cell table:style-name="Table2.A2" office:value-type="string">
            <text:p text:style-name="P38">Deleted Transactions</text:p>
          </table:table-cell>
          <table:table-cell table:style-name="Table2.C2" office:value-type="string">
            <text:p text:style-name="P38">Deletes expenditures</text:p>
          </table:table-cell>
        </table:table-row>
        <table:table-row>
          <table:table-cell table:style-name="Table2.A2" table:number-rows-spanned="2" office:value-type="string">
            <text:p text:style-name="P36">Use case related to <text:span text:style-name="T9">Computations</text:span></text:p>
          </table:table-cell>
          <table:table-cell table:style-name="Table2.A2" office:value-type="string">
            <text:p text:style-name="P38">Compute Net Expenditure</text:p>
          </table:table-cell>
          <table:table-cell table:style-name="Table2.C2" office:value-type="string">
            <text:p text:style-name="P38">Compute Net Expenditure of all products/services</text:p>
          </table:table-cell>
        </table:table-row>
        <table:table-row>
          <table:covered-table-cell/>
          <table:table-cell table:style-name="Table2.A2" office:value-type="string">
            <text:p text:style-name="P67"><text:span text:style-name="T24">Compute </text:span>Debt</text:p>
          </table:table-cell>
          <table:table-cell table:style-name="Table2.C2" office:value-type="string">
            <text:p text:style-name="P59"><text:span text:style-name="T22">System computes existing debt using Net expenditure and Income</text:span></text:p>
          </table:table-cell>
        </table:table-row>
        <table:table-row>
          <table:table-cell table:style-name="Table2.A2" office:value-type="string">
            <text:p text:style-name="P36">Use case related to <text:span text:style-name="T9">Display of Expenditure </text:span></text:p>
          </table:table-cell>
          <table:table-cell table:style-name="Table2.A2" office:value-type="string">
            <text:p text:style-name="P38">Graphical Analysis</text:p>
          </table:table-cell>
          <table:table-cell table:style-name="Table2.C2" office:value-type="string">
            <text:p text:style-name="P38">Shows the trend of expenditures </text:p>
          </table:table-cell>
        </table:table-row>
        <table:table-row>
          <table:table-cell table:style-name="Table2.A2" office:value-type="string">
            <text:p text:style-name="P36">Use case related to <text:span text:style-name="T9">Notifications</text:span></text:p>
          </table:table-cell>
          <table:table-cell table:style-name="Table2.A2" office:value-type="string">
            <text:p text:style-name="P38">Notifications</text:p>
          </table:table-cell>
          <table:table-cell table:style-name="Table2.C2" office:value-type="string">
            <text:p text:style-name="P38">Choosing the frequency of app usage</text:p>
          </table:table-cell>
        </table:table-row>
        <table:table-row>
          <table:table-cell table:style-name="Table2.A2" office:value-type="string">
            <text:p text:style-name="P36">Use case related to <text:span text:style-name="T9">Excel</text:span></text:p>
          </table:table-cell>
          <table:table-cell table:style-name="Table2.A2" office:value-type="string">
            <text:p text:style-name="P38">Excel</text:p>
          </table:table-cell>
          <table:table-cell table:style-name="Table2.C2" office:value-type="string">
            <text:p text:style-name="P38">Imports/Exports of files to/from Excel</text:p>
          </table:table-cell>
        </table:table-row>
        <table:table-row>
          <table:table-cell table:style-name="Table2.A2" office:value-type="string">
            <text:p text:style-name="P38"/>
            <text:p text:style-name="P38">Use case related to Shopping List</text:p>
          </table:table-cell>
          <table:table-cell table:style-name="Table2.A2" office:value-type="string">
            <text:p text:style-name="Standard"/>
            <text:p text:style-name="P38">Shopping List</text:p>
          </table:table-cell>
          <table:table-cell table:style-name="Table2.C2" office:value-type="string">
            <text:p text:style-name="Standard"/>
            <text:p text:style-name="P38">Helps analysing items which can be purchased according to remaining balance</text:p>
          </table:table-cell>
        </table:table-row>
        <table:table-row>
          <table:table-cell table:style-name="Table2.A2" office:value-type="string">
            <text:p text:style-name="P39">Use case related to <text:span text:style-name="T10">Addition of Categories</text:span></text:p>
          </table:table-cell>
          <table:table-cell table:style-name="Table2.A2" office:value-type="string">
            <text:p text:style-name="P40">Categories</text:p>
          </table:table-cell>
          <table:table-cell table:style-name="Table2.C2" office:value-type="string">
            <text:p text:style-name="P40">Allows user to add categories as per his/her needs</text:p>
          </table:table-cell>
        </table:table-row>
        <table:table-row>
          <table:table-cell table:style-name="Table2.A2" table:number-rows-spanned="3" office:value-type="string">
            <text:p text:style-name="P39">Use case related to <text:span text:style-name="T10">Alerts</text:span></text:p>
          </table:table-cell>
          <table:table-cell table:style-name="Table2.A2" office:value-type="string">
            <text:p text:style-name="P40">Set Alerts</text:p>
          </table:table-cell>
          <table:table-cell table:style-name="Table2.C2" office:value-type="string">
            <text:p text:style-name="P40">Give date and details</text:p>
          </table:table-cell>
        </table:table-row>
        <table:table-row>
          <table:covered-table-cell/>
          <table:table-cell table:style-name="Table2.A2" office:value-type="string">
            <text:p text:style-name="P40">Show Alerts</text:p>
          </table:table-cell>
          <table:table-cell table:style-name="Table2.C2" office:value-type="string">
            <text:p text:style-name="P40">Shows pending alerts regularly</text:p>
          </table:table-cell>
        </table:table-row>
        <table:table-row>
          <table:covered-table-cell/>
          <table:table-cell table:style-name="Table2.A2" office:value-type="string">
            <text:p text:style-name="P40">Delete Alerts</text:p>
          </table:table-cell>
          <table:table-cell table:style-name="Table2.C2" office:value-type="string">
            <text:p text:style-name="P40">Delete an already set alert</text:p>
          </table:table-cell>
        </table:table-row>
      </table:table>
      <text:p text:style-name="P15"/>
      <text:p text:style-name="P15"/>
      <text:p text:style-name="P8"/>
      <text:p text:style-name="P13"><text:span text:style-name="T11">3 </text:span><text:span text:style-name="T13">Specific Requirements:</text:span></text:p>
      <text:p text:style-name="P14"/>
      <text:p text:style-name="P17">3.1 <text:span text:style-name="T1">Functional Requirements:</text:span></text:p>
      <text:p text:style-name="P44"/>
      <text:p text:style-name="P17"><text:soft-page-break/>We describe the functional requirements by giving various use cases. </text:p>
      <text:p text:style-name="P17"/>
      <text:p text:style-name="P28">Use case related to installation:</text:p>
      <text:p text:style-name="P17"><text:span text:style-name="T15">Use Case 1: </text:span>Installation</text:p>
      <text:p text:style-name="P17"><text:span text:style-name="T14">Primary Actor: </text:span>User</text:p>
      <text:p text:style-name="P17">Pre Condition: Internet connection available.</text:p>
      <text:p text:style-name="P17"><text:span text:style-name="T14">Main Scenario</text:span>:</text:p>
      <text:p text:style-name="P57">Change this Antra</text:p>
      <text:p text:style-name="P55"><text:tab/>1. User <text:span text:style-name="T19">clones github repository into it’s own local directory</text:span>.</text:p>
      <text:p text:style-name="P56"><text:tab/>2. User <text:span text:style-name="T19">is asked to download to Node Modules and corresponding npm <text:tab/><text:tab/>packages.</text:span></text:p>
      <text:p text:style-name="P18"><text:tab/><text:span text:style-name="T19">3.</text:span>Alternate Scenario: </text:p>
      <text:p text:style-name="P18"><text:span text:style-name="T19"><text:tab/></text:span>(a) Network failure.</text:p>
      <text:p text:style-name="P17"><text:tab/>(<text:span text:style-name="T19">b</text:span>) <text:span text:style-name="T25">App fails to work.</text:span></text:p>
      <text:p text:style-name="P17"/>
      <text:p text:style-name="P29">Use case related to <text:span text:style-name="T19">signup</text:span>:</text:p>
      <text:p text:style-name="P18"><text:span text:style-name="T15">Use Case </text:span><text:span text:style-name="T16">2</text:span><text:span text:style-name="T15">: </text:span><text:span text:style-name="T17">Signup</text:span></text:p>
      <text:p text:style-name="P18"><text:span text:style-name="T14">Primary Actor: </text:span>User</text:p>
      <text:p text:style-name="P18">Pre Condition: Internet connection available.</text:p>
      <text:p text:style-name="P18"><text:span text:style-name="T14">Main Scenario</text:span>:</text:p>
      <text:p text:style-name="P18"><text:tab/>1. Start the application. User prompted for <text:span text:style-name="T19">signup</text:span>. </text:p>
      <text:p text:style-name="P18"><text:tab/>2. <text:span text:style-name="T19">Authenticate through personal E-mail/Gmail/Facebook.</text:span></text:p>
      <text:p text:style-name="P18"><text:tab/><text:span text:style-name="T19">3. </text:span>Alternate Scenario: </text:p>
      <text:p text:style-name="P18"><text:span text:style-name="T19"><text:tab/></text:span>(a) Network failure.</text:p>
      <text:p text:style-name="P18"/>
      <text:p text:style-name="P30">Use case related to <text:span text:style-name="T20">system authorization:</text:span></text:p>
      <text:p text:style-name="P19"><text:span text:style-name="T15">Use Case </text:span><text:span text:style-name="T16">3</text:span><text:span text:style-name="T15">: </text:span><text:span text:style-name="T18">Login</text:span></text:p>
      <text:p text:style-name="P19"><text:span text:style-name="T14">Primary Actor: </text:span>User</text:p>
      <text:p text:style-name="P19">Pre Condition: Internet connection available.</text:p>
      <text:p text:style-name="P19"><text:span text:style-name="T14">Main Scenario</text:span>:</text:p>
      <text:p text:style-name="P19"><text:tab/>1. Start the application. User prompted for <text:span text:style-name="T20">login</text:span>. </text:p>
      <text:p text:style-name="P19"><text:tab/>2. User gives the login and password.</text:p>
      <text:p text:style-name="P19"><text:tab/>3. System does authentication.</text:p>
      <text:p text:style-name="P19"><text:tab/>4. Main screen is displayed. </text:p>
      <text:p text:style-name="P19"><text:tab/><text:span text:style-name="T20">5. </text:span>Alternate Scenario: </text:p>
      <text:p text:style-name="P19"><text:span text:style-name="T19"><text:tab/></text:span>(a) Network failure.</text:p>
      <text:p text:style-name="P19"><text:s/><text:tab/><text:span text:style-name="T20">(b) Prompt the user that he typed the wrong password.</text:span></text:p>
      <text:p text:style-name="P19"><text:tab/><text:span text:style-name="T20">(c) Allow him to re-enter the password. Give him 3 chances.</text:span></text:p>
      <text:p text:style-name="P33"/>
      <text:p text:style-name="P19"><text:span text:style-name="T15">Use Case </text:span><text:span text:style-name="T16">4</text:span><text:span text:style-name="T15">: </text:span><text:span text:style-name="T18">Change Password</text:span></text:p>
      <text:p text:style-name="P19"><text:span text:style-name="T14">Primary Actor: </text:span>User</text:p>
      <text:p text:style-name="P19">Pre Condition: <text:span text:style-name="T20">User logged in</text:span>.</text:p>
      <text:p text:style-name="P19"><text:span text:style-name="T14">Main Scenario</text:span>:</text:p>
      <text:p text:style-name="P19"><text:tab/>1. User initiates the password change command.</text:p>
      <text:p text:style-name="P19"><text:soft-page-break/><text:tab/>2. User is prompted for old pas<text:span text:style-name="T20">s</text:span>word, new password and confirm new <text:tab/><text:tab/>password.</text:p>
      <text:p text:style-name="P19"><text:tab/>3. User gives the old password, new password and confirm new password.</text:p>
      <text:p text:style-name="P19"><text:tab/><text:span text:style-name="T20">4</text:span>. System does authentication.</text:p>
      <text:p text:style-name="P19"><text:span text:style-name="T20"><text:tab/>5</text:span>. New password is registered with the system.</text:p>
      <text:p text:style-name="P19"/>
      <text:p text:style-name="P19"><text:span text:style-name="T20"><text:tab/>6.</text:span>Alternate Scenario:</text:p>
      <text:p text:style-name="P19"><text:tab/>(a). Authorization fails</text:p>
      <text:p text:style-name="P19"><text:tab/>(<text:span text:style-name="T20">b</text:span>) Prompt the user that he typed the wrong password</text:p>
      <text:p text:style-name="P19"><text:tab/>(<text:span text:style-name="T20">c</text:span>) Allow him to re-enter the password. Give him 3 chances.</text:p>
      <text:p text:style-name="P19"><text:tab/>(<text:span text:style-name="T20">d</text:span>) New password and confirm new password do not match.</text:p>
      <text:p text:style-name="P19"><text:tab/>(<text:span text:style-name="T20">e</text:span>) Allow him to re-enter the attributes. Give 3 chances</text:p>
      <text:p text:style-name="P23"/>
      <text:p text:style-name="P31"><text:span text:style-name="T12">U</text:span>se cases related to portfolios:</text:p>
      <text:p text:style-name="P16"><text:span text:style-name="T1">Use Case </text:span><text:span text:style-name="T2">5</text:span><text:span text:style-name="T1">:</text:span> Create Portfolio</text:p>
      <text:p text:style-name="P16">Primary Actor: User</text:p>
      <text:p text:style-name="P16">Pre Condition: User logged in.</text:p>
      <text:p text:style-name="P19">Main Scenario: </text:p>
      <text:p text:style-name="P19"><text:tab/>1. User <text:span text:style-name="T21">chooses the portfolio version, i.e, for a Student/Professional.</text:span></text:p>
      <text:p text:style-name="P16"><text:tab/>2. System asks the user <text:span text:style-name="T21">to enter basic information</text:span>.</text:p>
      <text:p text:style-name="P16"><text:tab/>3. User <text:span text:style-name="T21">customizes app according to given themes</text:span>.</text:p>
      <text:p text:style-name="P16"><text:tab/>4. A <text:span text:style-name="T21">user defined</text:span> portfolio is created.</text:p>
      <text:p text:style-name="P16"><text:tab/><text:span text:style-name="T20">5. </text:span>Alternate Scenario:</text:p>
      <text:p text:style-name="P16"><text:tab/>(a) <text:span text:style-name="T21">Default Portfolio exists</text:span>.</text:p>
      <text:p text:style-name="P16"><text:tab/>(<text:span text:style-name="T20">b</text:span>) <text:span text:style-name="T21">Missing mandatory fields in the portfolio created.</text:span></text:p>
      <text:p text:style-name="P16"/>
      <text:p text:style-name="P16"><text:span text:style-name="T1">Use Case </text:span><text:span text:style-name="T3">6</text:span><text:span text:style-name="T1">:</text:span> Rename portfolio.</text:p>
      <text:p text:style-name="P16">Primary Actor: User</text:p>
      <text:p text:style-name="P16">Pre-Condition: User logged in.</text:p>
      <text:p text:style-name="P16">Main Scenario:</text:p>
      <text:p text:style-name="P16"><text:tab/>1. User initiates the “rename portfolio” functionality.</text:p>
      <text:p text:style-name="P16"><text:tab/>2. System asks for the portfolio to be renamed and the new </text:p>
      <text:p text:style-name="P16"><text:tab/>name.</text:p>
      <text:p text:style-name="P16"><text:tab/>3. User enters the new name.</text:p>
      <text:p text:style-name="P16"><text:tab/>4. Portfolio is renamed.</text:p>
      <text:p text:style-name="P21"><text:tab/>Alternate Scenario: </text:p>
      <text:p text:style-name="P21"><text:tab/>(a) The portfolio whose name is supposed to change does not exist.</text:p>
      <text:p text:style-name="P16"><text:span text:style-name="T21"><text:tab/>(b</text:span>) Renaming fails, the error message is displayed.</text:p>
      <text:p text:style-name="P16"><text:tab/>(<text:span text:style-name="T21">c</text:span>) Portfolio with the same new name exists.</text:p>
      <text:p text:style-name="P16"><text:tab/>(<text:span text:style-name="T21">d</text:span>) Renaming fails, the error message is displayed.</text:p>
      <text:p text:style-name="P23"/>
      <text:p text:style-name="P20"><text:span text:style-name="T1">Use Case </text:span><text:span text:style-name="T3">7</text:span><text:span text:style-name="T1">:</text:span> Delete portfolio.</text:p>
      <text:p text:style-name="P21">Primary Actor: User </text:p>
      <text:p text:style-name="P21">Pre-Condition: User logged in.</text:p>
      <text:p text:style-name="P16">Main Scenario: </text:p>
      <text:p text:style-name="P16"><text:soft-page-break/><text:tab/>1. User initiates the ”delete portfolio” functionality.</text:p>
      <text:p text:style-name="P16"><text:tab/>2. System asks for the name of the portfolio.</text:p>
      <text:p text:style-name="P16"><text:tab/>3. The portfolio is deleted.</text:p>
      <text:p text:style-name="P16"><text:tab/><text:span text:style-name="T21">4. </text:span>Alternate Scenario: </text:p>
      <text:p text:style-name="P16"><text:tab/>(a). Portfolio does not exist.</text:p>
      <text:p text:style-name="P16"><text:tab/>(<text:span text:style-name="T21">b</text:span>) Deletion fails, error message is displayed.</text:p>
      <text:p text:style-name="P24"/>
      <text:p text:style-name="P45">Use cases related to transactions:</text:p>
      <text:p text:style-name="P25"><text:span text:style-name="T1">Use Case </text:span><text:span text:style-name="T4">8</text:span><text:span text:style-name="T1">:</text:span> Adding a transaction.</text:p>
      <text:p text:style-name="P22">Primary Actor: User.</text:p>
      <text:p text:style-name="P22">Pre-Condition: User logged in.</text:p>
      <text:p text:style-name="P22">Main Scenario:</text:p>
      <text:p text:style-name="P22"><text:span text:style-name="T22"><text:tab/>1</text:span>. User initiates the “add transaction” functionality.</text:p>
      <text:p text:style-name="P27"><text:tab/>2. User chooses the category and item of expenditure.</text:p>
      <text:p text:style-name="P26"><text:tab/><text:span text:style-name="T22">3</text:span>. New transaction is created.</text:p>
      <text:p text:style-name="P22"><text:tab/></text:p>
      <text:p text:style-name="P25"><text:span text:style-name="T1">Use Case </text:span><text:span text:style-name="T4">9</text:span><text:span text:style-name="T1">:</text:span> <text:span text:style-name="T22">Edit</text:span>ing a transaction.</text:p>
      <text:p text:style-name="P26">Primary Actor: User.</text:p>
      <text:p text:style-name="P26">Pre-Condition: User logged in.</text:p>
      <text:p text:style-name="P26">Main Scenario:</text:p>
      <text:p text:style-name="P26"><text:span text:style-name="T22"><text:tab/>1</text:span>. User initiates the “<text:span text:style-name="T22">edit </text:span>transaction” functionality.</text:p>
      <text:p text:style-name="P27"><text:tab/>2. User chooses the category and item of expenditure.</text:p>
      <text:p text:style-name="P26"><text:span text:style-name="T22"><text:tab/>3</text:span>. <text:span text:style-name="T22">The</text:span> transaction is <text:span text:style-name="T22">edited</text:span>.</text:p>
      <text:p text:style-name="P26"/>
      <text:p text:style-name="P25"><text:span text:style-name="T1">Use Case </text:span><text:span text:style-name="T4">10</text:span><text:span text:style-name="T1">:</text:span> <text:span text:style-name="T22">Deleting</text:span> a transaction.</text:p>
      <text:p text:style-name="P26">Primary Actor: User.</text:p>
      <text:p text:style-name="P26">Pre-Condition: User logged in.</text:p>
      <text:p text:style-name="P26">Main Scenario:</text:p>
      <text:p text:style-name="P26"><text:span text:style-name="T22"><text:tab/>1</text:span>. User initiates the “<text:span text:style-name="T22">delete</text:span> transaction” functionality.</text:p>
      <text:p text:style-name="P27"><text:tab/>2. User chooses the category and item of expenditure.</text:p>
      <text:p text:style-name="P26"><text:span text:style-name="T22"><text:tab/>3</text:span>. <text:s/><text:span text:style-name="T22">The</text:span> transaction is <text:span text:style-name="T22">deleted.</text:span></text:p>
      <text:p text:style-name="P26"/>
      <text:p text:style-name="P32"><text:span text:style-name="T22">Use case related to computation</text:span>.</text:p>
      <text:p text:style-name="P25"><text:span text:style-name="T1">Use Case </text:span><text:span text:style-name="T4">11: </text:span><text:span text:style-name="T9">Compute Net Expenditure</text:span>.</text:p>
      <text:p text:style-name="P25">Primary Actor: User.</text:p>
      <text:p text:style-name="P26">Pre-Condition: User logged in.</text:p>
      <text:p text:style-name="P26">Main Scenario:</text:p>
      <text:p text:style-name="P26"><text:span text:style-name="T22"><text:tab/>1</text:span>. <text:span text:style-name="T22">System computes Net Expenditure of products/services</text:span>.</text:p>
      <text:p text:style-name="P26"/>
      <text:p text:style-name="P50"><text:span text:style-name="T1">Use Case </text:span><text:span text:style-name="T4">1</text:span><text:span text:style-name="T5">2</text:span><text:span text:style-name="T4">: </text:span><text:span text:style-name="T9">Compute Debt</text:span>.</text:p>
      <text:p text:style-name="P50">Primary Actor: User.</text:p>
      <text:p text:style-name="P52">Pre-Condition: User logged in.</text:p>
      <text:p text:style-name="P52">Main Scenario:</text:p>
      <text:p text:style-name="P52"><text:span text:style-name="T22"><text:tab/>1</text:span>. <text:span text:style-name="T22">System computes existing debt using Net expenditure and Income</text:span>.</text:p>
      <text:p text:style-name="P52"/>
      <text:p text:style-name="P26"><text:soft-page-break/></text:p>
      <text:p text:style-name="P42">Use case related to <text:span text:style-name="T9">Display of Expenditure </text:span></text:p>
      <text:p text:style-name="P25"><text:span text:style-name="T1">Use Case </text:span><text:span text:style-name="T4">1</text:span><text:span text:style-name="T5">3</text:span><text:span text:style-name="T4">: </text:span><text:span text:style-name="T22">Graphical analysis</text:span>.</text:p>
      <text:p text:style-name="P25">Primary Actor: User.</text:p>
      <text:p text:style-name="P26">Pre-Condition: User logged in.</text:p>
      <text:p text:style-name="P26">Main Scenario:</text:p>
      <text:p text:style-name="P26"><text:span text:style-name="T22"><text:tab/>1</text:span>. <text:span text:style-name="T22">System analyses expenditure on various items giving their graphs/charts</text:span>.</text:p>
      <text:p text:style-name="P26"><text:span text:style-name="T22"><text:tab/>2. User can analyse it with respect to their income.</text:span></text:p>
      <text:p text:style-name="P27"/>
      <text:p text:style-name="P43">Use case related to <text:span text:style-name="T9">Notifications:</text:span></text:p>
      <text:p text:style-name="P25"><text:span text:style-name="T1">Use Case </text:span><text:span text:style-name="T4">1</text:span><text:span text:style-name="T5">4</text:span><text:span text:style-name="T4">: </text:span><text:span text:style-name="T23">Notifications</text:span>.</text:p>
      <text:p text:style-name="P25">Primary Actor: User.</text:p>
      <text:p text:style-name="P26">Pre-Condition: User logged in.</text:p>
      <text:p text:style-name="P26">Main Scenario:</text:p>
      <text:p text:style-name="P26"><text:span text:style-name="T22"><text:tab/>1</text:span>. <text:span text:style-name="T23">User chooses the frequency of App usage.</text:span></text:p>
      <text:p text:style-name="P26"/>
      <text:p text:style-name="P63">Use case related to <text:span text:style-name="T9">Excel:</text:span></text:p>
      <text:p text:style-name="P50"><text:span text:style-name="T1">Use Case </text:span><text:span text:style-name="T4">1</text:span><text:span text:style-name="T5">5</text:span><text:span text:style-name="T4">: </text:span><text:span text:style-name="T24">Excel</text:span>.</text:p>
      <text:p text:style-name="P50">Primary Actor: User.</text:p>
      <text:p text:style-name="P52">Pre-Condition: User logged in.</text:p>
      <text:p text:style-name="P52">Main Scenario:</text:p>
      <text:p text:style-name="P52"><text:span text:style-name="T22"><text:tab/>1. User initiates the Import/Export functionality which does the same for files <text:tab/>using Excel</text:span></text:p>
      <text:p text:style-name="P52"/>
      <text:p text:style-name="P64">Use case related to Shopping List:</text:p>
      <text:p text:style-name="P50"><text:span text:style-name="T1">Use Case </text:span><text:span text:style-name="T4">1</text:span><text:span text:style-name="T5">6</text:span><text:span text:style-name="T4">: </text:span><text:span text:style-name="T24">Shopping List</text:span>.</text:p>
      <text:p text:style-name="P50">Primary Actor: User.</text:p>
      <text:p text:style-name="P52">Pre-Condition: User logged in.</text:p>
      <text:p text:style-name="P52">Main Scenario:</text:p>
      <text:p text:style-name="P52"><text:span text:style-name="T22"><text:tab/>1. System helps analyse items which can be purchased according to remaining <text:tab/>balance.</text:span></text:p>
      <text:p text:style-name="P46"/>
      <text:p text:style-name="P65">Use case related to <text:span text:style-name="T10">Addition of Categories</text:span>:</text:p>
      <text:p text:style-name="P50"><text:span text:style-name="T1">Use Case </text:span><text:span text:style-name="T4">1</text:span><text:span text:style-name="T5">7</text:span><text:span text:style-name="T4">: </text:span><text:span text:style-name="T25">Categories</text:span>.</text:p>
      <text:p text:style-name="P50">Primary Actor: User.</text:p>
      <text:p text:style-name="P52">Pre-Condition: User logged in.</text:p>
      <text:p text:style-name="P52">Main Scenario:</text:p>
      <text:p text:style-name="P52"><text:span text:style-name="T22"><text:tab/>1. System allows users to add categories like as per his/her needs.</text:span></text:p>
      <text:p text:style-name="P47"/>
      <text:p text:style-name="P65">Use case related to <text:span text:style-name="T10">Alerts</text:span>:</text:p>
      <text:p text:style-name="P51"><text:span text:style-name="T1">Use Case </text:span><text:span text:style-name="T4">1</text:span><text:span text:style-name="T6">8</text:span><text:span text:style-name="T4">: </text:span><text:span text:style-name="T25">Set Alerts</text:span></text:p>
      <text:p text:style-name="P51">Primary Actor: User.</text:p>
      <text:p text:style-name="P53">Pre-Condition: User logged in.</text:p>
      <text:p text:style-name="P53">Main Scenario:</text:p>
      <text:p text:style-name="P53"><text:span text:style-name="T22"><text:tab/>1. System allows users to provide date and details to set an alert.</text:span></text:p>
      <text:p text:style-name="P47"><text:soft-page-break/></text:p>
      <text:p text:style-name="P51"><text:span text:style-name="T1"/></text:p>
      <text:p text:style-name="P51"><text:span text:style-name="T1"/></text:p>
      <text:p text:style-name="P51"><text:span text:style-name="T1">Use Case </text:span><text:span text:style-name="T4">1</text:span><text:span text:style-name="T6">9</text:span><text:span text:style-name="T4">: </text:span><text:span text:style-name="T25">Show Alerts</text:span></text:p>
      <text:p text:style-name="P51">Primary Actor: User.</text:p>
      <text:p text:style-name="P53">Pre-Condition: User logged in.</text:p>
      <text:p text:style-name="P53">Main Scenario:</text:p>
      <text:p text:style-name="P54"><text:span text:style-name="T22"><text:tab/>1. System shows the user pending alerts regularly.</text:span></text:p>
      <text:p text:style-name="P47"/>
      <text:p text:style-name="P51"><text:span text:style-name="T1">Use Case </text:span><text:span text:style-name="T6">20</text:span><text:span text:style-name="T4">: </text:span><text:span text:style-name="T25">Delete Alerts</text:span></text:p>
      <text:p text:style-name="P51">Primary Actor: User.</text:p>
      <text:p text:style-name="P53">Pre-Condition: User logged in.</text:p>
      <text:p text:style-name="P53">Main Scenario:</text:p>
      <text:p text:style-name="P54"><text:span text:style-name="T22"><text:tab/>1. System allows users to delete an already set alert.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4:24:59.766328356</meta:creation-date>
    <dc:date>2017-09-25T18:37:31.887714853</dc:date>
    <meta:editing-duration>PT56M4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8" meta:paragraph-count="236" meta:word-count="1239" meta:character-count="11531" meta:non-whitespace-character-count="10427"/>
  </office:meta>
</office:document-meta>
</file>